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155" officeooo:paragraph-rsid="0004e155"/>
    </style:style>
    <style:style style:name="P2" style:family="paragraph" style:parent-style-name="Standard">
      <style:text-properties officeooo:paragraph-rsid="0004e155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6" style:family="paragraph" style:parent-style-name="Standard">
      <style:text-properties officeooo:rsid="0004e155" officeooo:paragraph-rsid="0004e155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fo:font-style="italic" style:font-size-asian="10pt" style:font-style-asian="italic"/>
    </style:style>
    <style:style style:name="T7" style:family="text">
      <style:text-properties fo:color="#000000" style:font-name="Consolas" fo:font-size="10pt" fo:font-style="italic" style:font-size-asian="10pt" style:font-style-asian="italic"/>
    </style:style>
    <style:style style:name="T8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6a3e3e" style:font-name="Consolas" fo:font-size="10pt" style:font-size-asian="10pt"/>
    </style:style>
    <style:style style:name="T10" style:family="text">
      <style:text-properties fo:color="#6a3e3e" style:font-name="Consolas" fo:font-size="10pt" style:font-size-asian="10pt"/>
    </style:style>
    <style:style style:name="T11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5" style:family="text">
      <style:text-properties fo:color="#2a00ff" style:font-name="Consolas" fo:font-size="10pt" style:font-size-asian="10pt"/>
    </style:style>
    <style:style style:name="T16" style:family="text">
      <style:text-properties fo:color="#2a00ff" style:font-name="Consolas" fo:font-size="10pt" style:font-size-asian="10pt"/>
    </style:style>
    <style:style style:name="T17" style:family="text">
      <style:text-properties officeooo:rsid="0004e155"/>
    </style:style>
    <style:style style:name="T18" style:family="text">
      <style:text-properties fo:color="#646464" style:font-name="Consolas" fo:font-size="10pt" style:font-size-asian="10pt"/>
    </style:style>
    <style:style style:name="T19" style:family="text">
      <style:text-properties fo:color="#3f7f5f" style:font-name="Consolas" fo:font-size="10pt" style:font-size-asian="10pt"/>
    </style:style>
    <style:style style:name="T20" style:family="text">
      <style:text-properties fo:color="#7f9fbf" style:font-name="Consolas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7">create table developer( Empno int, EmpName varchar(20), Age int);<text:line-break/></text:span><text:span text:style-name="T1">import</text:span><text:span text:style-name="T4"> java.sql.*;</text:span></text:p>
      <text:p text:style-name="P3"><text:span text:style-name="T1">import</text:span><text:span text:style-name="T4"> java.util.Scanner;</text:span></text:p>
      <text:p text:style-name="P3"><text:span text:style-name="T1">public</text:span><text:span text:style-name="T4"> </text:span><text:span text:style-name="T1">class</text:span><text:span text:style-name="T4"> CoonectMe {</text:span></text:p>
      <text:p text:style-name="P3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9">args</text:span><text:span text:style-name="T4">) {</text:span></text:p>
      <text:p text:style-name="P3"><text:span text:style-name="T4"><text:tab/><text:tab/>Scanner </text:span><text:span text:style-name="T11">sc</text:span><text:span text:style-name="T4">=</text:span><text:span text:style-name="T1">new</text:span><text:span text:style-name="T4"> Scanner(System.</text:span><text:span text:style-name="T13">in</text:span><text:span text:style-name="T4">);</text:span></text:p>
      <text:p text:style-name="P3"><text:span text:style-name="T4"><text:tab/><text:tab/>System.</text:span><text:span text:style-name="T13">out</text:span><text:span text:style-name="T4">.println(</text:span><text:span text:style-name="T15">"Enter Empno,EmpName &amp; Age"</text:span><text:span text:style-name="T4">);</text:span></text:p>
      <text:p text:style-name="P3"><text:span text:style-name="T4"><text:tab/><text:tab/></text:span><text:span text:style-name="T1">int</text:span><text:span text:style-name="T4"> </text:span><text:span text:style-name="T9">empno</text:span><text:span text:style-name="T4">=</text:span><text:span text:style-name="T9">sc</text:span><text:span text:style-name="T4">.nextInt();</text:span></text:p>
      <text:p text:style-name="P3"><text:span text:style-name="T4"><text:tab/><text:tab/>String </text:span><text:span text:style-name="T9">empname</text:span><text:span text:style-name="T4">=</text:span><text:span text:style-name="T9">sc</text:span><text:span text:style-name="T4">.next();</text:span></text:p>
      <text:p text:style-name="P3"><text:span text:style-name="T4"><text:tab/><text:tab/>String </text:span><text:span text:style-name="T9">JOB</text:span><text:span text:style-name="T4">=</text:span><text:span text:style-name="T9">sc</text:span><text:span text:style-name="T4">.next();</text:span></text:p>
      <text:p text:style-name="P5"><text:tab/><text:tab/></text:p>
      <text:p text:style-name="P5"><text:tab/><text:tab/></text:p>
      <text:p text:style-name="P3"><text:span text:style-name="T4"><text:tab/><text:tab/></text:span><text:span text:style-name="T1">try</text:span><text:span text:style-name="T4"> {</text:span></text:p>
      <text:p text:style-name="P3"><text:span text:style-name="T4"><text:tab/><text:tab/><text:tab/>Class.</text:span><text:span text:style-name="T6">forName</text:span><text:span text:style-name="T4">(</text:span><text:span text:style-name="T15">"com.mysql.jdbc.Driver"</text:span><text:span text:style-name="T4">);</text:span></text:p>
      <text:p text:style-name="P3"><text:span text:style-name="T4"><text:tab/><text:tab/><text:tab/><text:tab/><text:tab/>Connection </text:span><text:span text:style-name="T9">con</text:span><text:span text:style-name="T4">=DriverManager.</text:span><text:span text:style-name="T6">getConnection</text:span><text:span text:style-name="T4">(</text:span><text:span text:style-name="T15">"jdbc:mysql://localhost:3306/ems"</text:span><text:span text:style-name="T4">,</text:span><text:span text:style-name="T15">"root"</text:span><text:span text:style-name="T4">,</text:span><text:span text:style-name="T15">"dsrc"</text:span><text:span text:style-name="T4">);</text:span></text:p>
      <text:p text:style-name="P3"><text:span text:style-name="T4"><text:tab/><text:tab/><text:tab/><text:tab/><text:tab/>PreparedStatement </text:span><text:span text:style-name="T9">ps</text:span><text:span text:style-name="T4">=</text:span><text:span text:style-name="T9">con</text:span><text:span text:style-name="T4">.prepareStatement(</text:span><text:span text:style-name="T15">"Insert into employee(?,?,?)"</text:span><text:span text:style-name="T4">);</text:span></text:p>
      <text:p text:style-name="P3"><text:span text:style-name="T4"><text:tab/><text:tab/><text:tab/><text:tab/><text:tab/></text:span><text:span text:style-name="T9">ps</text:span><text:span text:style-name="T4">.setInt(1,</text:span><text:span text:style-name="T9">empno</text:span><text:span text:style-name="T4">);</text:span></text:p>
      <text:p text:style-name="P3"><text:span text:style-name="T4"><text:tab/><text:tab/><text:tab/><text:tab/><text:tab/></text:span><text:span text:style-name="T9">ps</text:span><text:span text:style-name="T4">.setString(2,</text:span><text:span text:style-name="T9">empname</text:span><text:span text:style-name="T4">);</text:span></text:p>
      <text:p text:style-name="P3"><text:span text:style-name="T4"><text:tab/><text:tab/><text:tab/><text:tab/><text:tab/></text:span><text:span text:style-name="T9">ps</text:span><text:span text:style-name="T4">.setString(3,</text:span><text:span text:style-name="T9">JOB</text:span><text:span text:style-name="T4">);</text:span></text:p>
      <text:p text:style-name="P5"><text:tab/><text:tab/><text:tab/><text:tab/><text:tab/></text:p>
      <text:p text:style-name="P3"><text:span text:style-name="T4"><text:tab/><text:tab/><text:tab/><text:tab/><text:tab/>System.</text:span><text:span text:style-name="T13">out</text:span><text:span text:style-name="T4">.println(</text:span><text:span text:style-name="T15">"Registered Successfully"</text:span><text:span text:style-name="T4">);</text:span></text:p>
      <text:p text:style-name="P5"><text:tab/><text:tab/><text:tab/><text:tab/><text:tab/></text:p>
      <text:p text:style-name="P3"><text:span text:style-name="T4"><text:tab/><text:tab/>} </text:span><text:span text:style-name="T1">catch</text:span><text:span text:style-name="T4"> (ClassNotFoundException </text:span><text:span text:style-name="T9">e</text:span><text:span text:style-name="T4">) {</text:span></text:p>
      <text:p text:style-name="P3"><text:span text:style-name="T4"><text:tab/><text:tab/><text:tab/></text:span><text:span text:style-name="T9">e</text:span><text:span text:style-name="T4">.printStackTrace();</text:span></text:p>
      <text:p text:style-name="P3"><text:span text:style-name="T4"><text:tab/><text:tab/>} </text:span><text:span text:style-name="T1">catch</text:span><text:span text:style-name="T4"> (SQLException </text:span><text:span text:style-name="T9">e</text:span><text:span text:style-name="T4">) {</text:span></text:p>
      <text:p text:style-name="P3"><text:span text:style-name="T4"><text:tab/><text:tab/><text:tab/></text:span><text:span text:style-name="T9">e</text:span><text:span text:style-name="T4">.printStackTrace();</text:span></text:p>
      <text:p text:style-name="P5"><text:tab/><text:tab/>}</text:p>
      <text:p text:style-name="P5"><text:tab/>}</text:p>
      <text:p text:style-name="P4"/>
      <text:p text:style-name="P5">}</text:p>
      <text:p text:style-name="P1"/>
      <text:p text:style-name="P1"/>
      <text:p text:style-name="P1"/>
      <text:p text:style-name="P1"/>
      <text:p text:style-name="P1"><text:span text:style-name="T1">import</text:span><text:span text:style-name="T4"> java.awt.event.ActionEvent;</text:span></text:p>
      <text:p text:style-name="P3"><text:span text:style-name="T1">import</text:span><text:span text:style-name="T4"> java.awt.event.ActionListener;</text:span></text:p>
      <text:p text:style-name="P3"><text:span text:style-name="T1">import</text:span><text:span text:style-name="T4"> java.sql.Connection;</text:span></text:p>
      <text:p text:style-name="P3"><text:span text:style-name="T1">import</text:span><text:span text:style-name="T4"> java.sql.DriverManager;</text:span></text:p>
      <text:p text:style-name="P3"><text:span text:style-name="T1">import</text:span><text:span text:style-name="T4"> java.sql.PreparedStatement;</text:span></text:p>
      <text:p text:style-name="P3"><text:span text:style-name="T1">import</text:span><text:span text:style-name="T4"> </text:span><text:span text:style-name="T8">java.sql.SQLException</text:span><text:span text:style-name="T4">;</text:span></text:p>
      <text:p text:style-name="P4"/>
      <text:p text:style-name="P3"><text:span text:style-name="T1">import</text:span><text:span text:style-name="T4"> javax.swing.*; <text:s/></text:span></text:p>
      <text:p text:style-name="P3"><text:span text:style-name="T1">public</text:span><text:span text:style-name="T4"> </text:span><text:span text:style-name="T1">class</text:span><text:span text:style-name="T4"> </text:span><text:span text:style-name="T8">Demo</text:span><text:span text:style-name="T4"> </text:span><text:span text:style-name="T1">extends</text:span><text:span text:style-name="T4"> JFrame </text:span><text:span text:style-name="T1">implements</text:span><text:span text:style-name="T4"> ActionListener {</text:span></text:p>
      <text:p text:style-name="P4"/>
      <text:p text:style-name="P3"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 </text:span><text:span text:style-name="T9">args</text:span><text:span text:style-name="T4">[]) <text:s/></text:span></text:p>
      <text:p text:style-name="P3"><text:span text:style-name="T4"><text:s text:c="4"/>{ <text:s/></text:span></text:p>
      <text:p text:style-name="P3"><text:span text:style-name="T4">JFrame </text:span><text:span text:style-name="T9">f</text:span><text:span text:style-name="T4"> =</text:span><text:span text:style-name="T1">new</text:span><text:span text:style-name="T4"> JFrame(</text:span><text:span text:style-name="T15">"LoginPage"</text:span><text:span text:style-name="T4">);</text:span></text:p>
      <text:p text:style-name="P3"><text:span text:style-name="T4">JPanel </text:span><text:span text:style-name="T9">p</text:span><text:span text:style-name="T4">=</text:span><text:span text:style-name="T1">new</text:span><text:span text:style-name="T4"> JPanel();</text:span></text:p>
      <text:p text:style-name="P3"><text:span text:style-name="T4">JLabel </text:span><text:span text:style-name="T9">l1</text:span><text:span text:style-name="T4">=</text:span><text:span text:style-name="T1">new</text:span><text:span text:style-name="T4"> JLabel(</text:span><text:span text:style-name="T15">"EmpNo"</text:span><text:span text:style-name="T4">);</text:span></text:p>
      <text:p text:style-name="P3"><text:span text:style-name="T4">JLabel </text:span><text:span text:style-name="T9">l2</text:span><text:span text:style-name="T4">=</text:span><text:span text:style-name="T1">new</text:span><text:span text:style-name="T4"> JLabel(</text:span><text:span text:style-name="T15">"Name"</text:span><text:span text:style-name="T4">);</text:span></text:p>
      <text:p text:style-name="P3"><text:span text:style-name="T4">JLabel </text:span><text:span text:style-name="T9">l3</text:span><text:span text:style-name="T4">=</text:span><text:span text:style-name="T1">new</text:span><text:span text:style-name="T4"> JLabel(</text:span><text:span text:style-name="T15">"City"</text:span><text:span text:style-name="T4">);</text:span></text:p>
      <text:p text:style-name="P3"><text:span text:style-name="T4">JTextField </text:span><text:span text:style-name="T9">t1</text:span><text:span text:style-name="T4">=</text:span><text:span text:style-name="T1">new</text:span><text:span text:style-name="T4"> JTextField(10);</text:span></text:p>
      <text:p text:style-name="P3"><text:span text:style-name="T4">JTextField </text:span><text:span text:style-name="T9">t2</text:span><text:span text:style-name="T4">=</text:span><text:span text:style-name="T1">new</text:span><text:span text:style-name="T4"> JTextField(10);</text:span></text:p>
      <text:p text:style-name="P3"><text:span text:style-name="T4">String </text:span><text:span text:style-name="T9">city</text:span><text:span text:style-name="T4">[]={</text:span><text:span text:style-name="T15">"Chennai"</text:span><text:span text:style-name="T4">,</text:span><text:span text:style-name="T15">"Bangalore"</text:span><text:span text:style-name="T4">,</text:span><text:span text:style-name="T15">"Pune"</text:span><text:span text:style-name="T4">,</text:span><text:span text:style-name="T15">"Mumbai"</text:span><text:span text:style-name="T4">,</text:span><text:span text:style-name="T15">"Salem"</text:span><text:span text:style-name="T4">}; <text:s text:c="7"/></text:span></text:p>
      <text:p text:style-name="P3"><text:span text:style-name="T8">JComboBox</text:span><text:span text:style-name="T4"> </text:span><text:span text:style-name="T9">cb</text:span><text:span text:style-name="T4">=</text:span><text:span text:style-name="T3">new</text:span><text:span text:style-name="T8"> JComboBox(</text:span><text:span text:style-name="T11">city</text:span><text:span text:style-name="T8">)</text:span><text:span text:style-name="T4">; </text:span></text:p>
      <text:p text:style-name="P3"><text:soft-page-break/><text:span text:style-name="T4">JButton </text:span><text:span text:style-name="T9">b</text:span><text:span text:style-name="T4">=</text:span><text:span text:style-name="T1">new</text:span><text:span text:style-name="T4"> JButton (</text:span><text:span text:style-name="T15">"Save"</text:span><text:span text:style-name="T4">);</text:span></text:p>
      <text:p text:style-name="P3"><text:span text:style-name="T9">p</text:span><text:span text:style-name="T4">.add(</text:span><text:span text:style-name="T9">l1</text:span><text:span text:style-name="T4">);</text:span></text:p>
      <text:p text:style-name="P3"><text:span text:style-name="T9">p</text:span><text:span text:style-name="T4">.add(</text:span><text:span text:style-name="T9">t1</text:span><text:span text:style-name="T4">);</text:span></text:p>
      <text:p text:style-name="P3"><text:span text:style-name="T9">p</text:span><text:span text:style-name="T4">.add(</text:span><text:span text:style-name="T9">l2</text:span><text:span text:style-name="T4">);</text:span></text:p>
      <text:p text:style-name="P3"><text:span text:style-name="T9">p</text:span><text:span text:style-name="T4">.add(</text:span><text:span text:style-name="T9">t2</text:span><text:span text:style-name="T4">);</text:span></text:p>
      <text:p text:style-name="P3"><text:span text:style-name="T9">p</text:span><text:span text:style-name="T4">.add(</text:span><text:span text:style-name="T9">l3</text:span><text:span text:style-name="T4">);</text:span></text:p>
      <text:p text:style-name="P3"><text:span text:style-name="T9">p</text:span><text:span text:style-name="T4">.add(</text:span><text:span text:style-name="T9">cb</text:span><text:span text:style-name="T4">);</text:span></text:p>
      <text:p text:style-name="P3"><text:span text:style-name="T9">p</text:span><text:span text:style-name="T4">.add(</text:span><text:span text:style-name="T9">b</text:span><text:span text:style-name="T4">);</text:span></text:p>
      <text:p text:style-name="P3"><text:span text:style-name="T9">f</text:span><text:span text:style-name="T4">.add(</text:span><text:span text:style-name="T9">p</text:span><text:span text:style-name="T4">);</text:span></text:p>
      <text:p text:style-name="P3"><text:span text:style-name="T9">b</text:span><text:span text:style-name="T4">.addActionListener(</text:span><text:span text:style-name="T1">new</text:span><text:span text:style-name="T4"> ActionListener() {</text:span></text:p>
      <text:p text:style-name="P3"><text:span text:style-name="T4"><text:tab/></text:span></text:p>
      <text:p text:style-name="P3"><text:span text:style-name="T4"><text:tab/></text:span><text:span text:style-name="T18">@Override</text:span></text:p>
      <text:p text:style-name="P3"><text:span text:style-name="T4"><text:tab/></text:span><text:span text:style-name="T1">public</text:span><text:span text:style-name="T4"> </text:span><text:span text:style-name="T1">void</text:span><text:span text:style-name="T4"> actionPerformed(ActionEvent </text:span><text:span text:style-name="T9">e</text:span><text:span text:style-name="T4">) {</text:span></text:p>
      <text:p text:style-name="P3"><text:span text:style-name="T4"><text:tab/><text:tab/></text:span><text:span text:style-name="T1">try</text:span><text:span text:style-name="T4"> {</text:span></text:p>
      <text:p text:style-name="P3"><text:span text:style-name="T4"><text:tab/><text:tab/><text:tab/>Class.</text:span><text:span text:style-name="T6">forName</text:span><text:span text:style-name="T4">(</text:span><text:span text:style-name="T15">"com.mysql.jdbc.Driver"</text:span><text:span text:style-name="T4">);</text:span></text:p>
      <text:p text:style-name="P3"><text:span text:style-name="T4"><text:tab/><text:tab/><text:tab/><text:tab/><text:tab/>Connection </text:span><text:span text:style-name="T9">con</text:span><text:span text:style-name="T4">=DriverManager.</text:span><text:span text:style-name="T6">getConnection</text:span><text:span text:style-name="T4">(</text:span><text:span text:style-name="T15">"jdbc:mysql://localhost:3306/ems"</text:span><text:span text:style-name="T4">,</text:span><text:span text:style-name="T15">"root"</text:span><text:span text:style-name="T4">,</text:span><text:span text:style-name="T15">"dsrc"</text:span><text:span text:style-name="T4">);</text:span></text:p>
      <text:p text:style-name="P3"><text:span text:style-name="T4"><text:tab/><text:tab/><text:tab/><text:tab/><text:tab/>PreparedStatement </text:span><text:span text:style-name="T9">ps</text:span><text:span text:style-name="T4">=</text:span><text:span text:style-name="T9">con</text:span><text:span text:style-name="T4">.prepareStatement(</text:span><text:span text:style-name="T15">"Insert into employee(?,?,?)"</text:span><text:span text:style-name="T4">);</text:span></text:p>
      <text:p text:style-name="P3"><text:span text:style-name="T4"><text:tab/><text:tab/><text:tab/><text:tab/><text:tab/></text:span><text:span text:style-name="T9">ps</text:span><text:span text:style-name="T4">.setInt(1,Integer.</text:span><text:span text:style-name="T6">parseInt</text:span><text:span text:style-name="T4">(</text:span><text:span text:style-name="T9">l1</text:span><text:span text:style-name="T4">.getText()));</text:span></text:p>
      <text:p text:style-name="P3"><text:span text:style-name="T4"><text:tab/><text:tab/><text:tab/><text:tab/><text:tab/></text:span><text:span text:style-name="T9">ps</text:span><text:span text:style-name="T4">.setString(2,</text:span><text:span text:style-name="T9">l2</text:span><text:span text:style-name="T4">.getText());</text:span></text:p>
      <text:p text:style-name="P3"><text:span text:style-name="T4"><text:tab/><text:tab/><text:tab/><text:tab/><text:tab/></text:span><text:span text:style-name="T9">ps</text:span><text:span text:style-name="T4">.setString(3,</text:span><text:span text:style-name="T9">cb</text:span><text:span text:style-name="T4">.getSelectedItem().toString());</text:span></text:p>
      <text:p text:style-name="P3"><text:span text:style-name="T4"><text:tab/><text:tab/><text:tab/><text:tab/><text:tab/></text:span><text:span text:style-name="T9">ps</text:span><text:span text:style-name="T4">.executeUpdate();</text:span></text:p>
      <text:p text:style-name="P3"><text:span text:style-name="T4"><text:tab/><text:tab/><text:tab/><text:tab/><text:tab/></text:span></text:p>
      <text:p text:style-name="P3"><text:span text:style-name="T4"><text:tab/><text:tab/><text:tab/><text:tab/><text:tab/>System.</text:span><text:span text:style-name="T13">out</text:span><text:span text:style-name="T4">.println(</text:span><text:span text:style-name="T15">"Registered Successfully"</text:span><text:span text:style-name="T4">);</text:span></text:p>
      <text:p text:style-name="P3"><text:span text:style-name="T4"><text:tab/><text:tab/><text:tab/><text:tab/><text:tab/></text:span></text:p>
      <text:p text:style-name="P3"><text:span text:style-name="T4"><text:tab/><text:tab/>} </text:span><text:span text:style-name="T1">catch</text:span><text:span text:style-name="T4"> (Exception </text:span><text:span text:style-name="T9">ends</text:span><text:span text:style-name="T4">){</text:span></text:p>
      <text:p text:style-name="P3"><text:span text:style-name="T4"><text:tab/><text:tab/>}<text:tab/><text:tab/></text:span></text:p>
      <text:p text:style-name="P3"><text:span text:style-name="T4"><text:tab/></text:span></text:p>
      <text:p text:style-name="P3"><text:span text:style-name="T4">}});</text:span></text:p>
      <text:p text:style-name="P3"><text:span text:style-name="T9">f</text:span><text:span text:style-name="T4">.setSize(300,300);</text:span></text:p>
      <text:p text:style-name="P3"><text:span text:style-name="T19">//f.setLayout(null);</text:span></text:p>
      <text:p text:style-name="P3"><text:span text:style-name="T9">f</text:span><text:span text:style-name="T4">.setVisible(</text:span><text:span text:style-name="T1">true</text:span><text:span text:style-name="T4">);</text:span></text:p>
      <text:p text:style-name="P3"><text:span text:style-name="T4">}</text:span></text:p>
      <text:p text:style-name="P4"/>
      <text:p text:style-name="P3"><text:span text:style-name="T18">@Override</text:span></text:p>
      <text:p text:style-name="P3"><text:span text:style-name="T1">public</text:span><text:span text:style-name="T4"> </text:span><text:span text:style-name="T1">void</text:span><text:span text:style-name="T4"> actionPerformed(ActionEvent </text:span><text:span text:style-name="T9">e</text:span><text:span text:style-name="T4">) {</text:span></text:p>
      <text:p text:style-name="P3"><text:span text:style-name="T4"><text:tab/></text:span><text:span text:style-name="T19">// </text:span><text:span text:style-name="T20">TODO</text:span><text:span text:style-name="T19"> Auto-generated method stub</text:span></text:p>
      <text:p text:style-name="P3"><text:span text:style-name="T4"><text:tab/></text:span></text:p>
      <text:p text:style-name="P3"><text:span text:style-name="T4">}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2:26:27.577000000</meta:creation-date>
    <dc:date>2019-05-30T13:13:53.798000000</dc:date>
    <meta:editing-duration>PT19M56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2" meta:paragraph-count="84" meta:word-count="178" meta:character-count="2294" meta:non-whitespace-character-count="2037"/>
  </office:meta>
</office:document-meta>
</file>